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246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5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4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Teorico </text:p>
          </table:table-cell>
          <table:table-cell table:style-name="Default" office:value-type="string" calcext:value-type="string">
            <text:p>Practico </text:p>
          </table:table-cell>
          <table:table-cell/>
          <table:table-cell office:value-type="string" calcext:value-type="string">
            <text:p>con filtro</text:p>
          </table:table-cell>
        </table:table-row>
        <table:table-row table:style-name="ro1">
          <table:table-cell/>
          <table:table-cell office:value-type="string" calcext:value-type="string">
            <text:p>SNR (dB)</text:p>
          </table:table-cell>
          <table:table-cell table:style-name="Default" office:value-type="string" calcext:value-type="string">
            <text:p>SNR (lin)</text:p>
          </table:table-cell>
          <table:table-cell table:style-name="Default" office:value-type="string" calcext:value-type="string">
            <text:p>Prob. ERROR (LIN)</text:p>
          </table:table-cell>
          <table:table-cell table:style-name="Default" office:value-type="string" calcext:value-type="string">
            <text:p>Prob. ERROR (LOG)</text:p>
          </table:table-cell>
          <table:table-cell table:style-name="Default" office:value-type="string" calcext:value-type="string">
            <text:p>BER medido (BIT error rx/BIT tx</text:p>
          </table:table-cell>
          <table:table-cell office:value-type="string" calcext:value-type="string">
            <text:p>Numero de bit perdidos </text:p>
          </table:table-cell>
          <table:table-cell office:value-type="string" calcext:value-type="string">
            <text:p>BER medido (BIT error rx/BIT t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POWER(10;[.B3]/10)" office:value-type="float" office:value="1" calcext:value-type="float">
            <text:p>1,00</text:p>
          </table:table-cell>
          <table:table-cell table:formula="of:=COM.MICROSOFT.ERFC.PRECISE(SQRT([.C3]))/2" office:value-type="float" office:value="0.0786496035251426" calcext:value-type="float">
            <text:p>0,078649603525143</text:p>
          </table:table-cell>
          <table:table-cell table:formula="of:=LOG10([.D3])" office:value-type="float" office:value="-1.10430346232584" calcext:value-type="float">
            <text:p>-1,10</text:p>
          </table:table-cell>
          <table:table-cell office:value-type="float" office:value="-1.103751" calcext:value-type="float">
            <text:p>-1,10</text:p>
          </table:table-cell>
          <table:table-cell table:formula="of:=POWER(10;[.F3])*POWER(10;7)" office:value-type="float" office:value="787497.166815657" calcext:value-type="float">
            <text:p>787497,166815657</text:p>
          </table:table-cell>
          <table:table-cell office:value-type="float" office:value="-0.30087" calcext:value-type="float">
            <text:p>-0,300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10;[.B4]/10)" office:value-type="float" office:value="1.25892541179417" calcext:value-type="float">
            <text:p>1,26</text:p>
          </table:table-cell>
          <table:table-cell table:formula="of:=COM.MICROSOFT.ERFC.PRECISE(SQRT([.C4]))/2" office:value-type="float" office:value="0.0562819519765413" calcext:value-type="float">
            <text:p>0,056281951976541</text:p>
          </table:table-cell>
          <table:table-cell table:formula="of:=LOG10([.D4])" office:value-type="float" office:value="-1.24963084872947" calcext:value-type="float">
            <text:p>-1,25</text:p>
          </table:table-cell>
          <table:table-cell office:value-type="float" office:value="-1.248526" calcext:value-type="float">
            <text:p>-1,25</text:p>
          </table:table-cell>
          <table:table-cell table:formula="of:=POWER(10;[.F4])*POWER(10;7)" office:value-type="float" office:value="564253.160070127" calcext:value-type="float">
            <text:p>564253,160070127</text:p>
          </table:table-cell>
          <table:table-cell office:value-type="float" office:value="-0.300925" calcext:value-type="float">
            <text:p>-0,3009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10;[.B5]/10)" office:value-type="float" office:value="1.58489319246111" calcext:value-type="float">
            <text:p>1,58</text:p>
          </table:table-cell>
          <table:table-cell table:formula="of:=COM.MICROSOFT.ERFC.PRECISE(SQRT([.C5]))/2" office:value-type="float" office:value="0.0375061283589261" calcext:value-type="float">
            <text:p>0,037506128358926</text:p>
          </table:table-cell>
          <table:table-cell table:formula="of:=LOG10([.D5])" office:value-type="float" office:value="-1.42589776440529" calcext:value-type="float">
            <text:p>-1,43</text:p>
          </table:table-cell>
          <table:table-cell office:value-type="float" office:value="-1.424275" calcext:value-type="float">
            <text:p>-1,42</text:p>
          </table:table-cell>
          <table:table-cell table:formula="of:=POWER(10;[.F5])*POWER(10;7)" office:value-type="float" office:value="376465.341537" calcext:value-type="float">
            <text:p>376465,341537</text:p>
          </table:table-cell>
          <table:table-cell office:value-type="float" office:value="-0.300829" calcext:value-type="float">
            <text:p>-0,3008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10;[.B6]/10)" office:value-type="float" office:value="1.99526231496888" calcext:value-type="float">
            <text:p>2,00</text:p>
          </table:table-cell>
          <table:table-cell table:formula="of:=COM.MICROSOFT.ERFC.PRECISE(SQRT([.C6]))/2" office:value-type="float" office:value="0.0228784075610853" calcext:value-type="float">
            <text:p>0,022878407561085</text:p>
          </table:table-cell>
          <table:table-cell table:formula="of:=LOG10([.D6])" office:value-type="float" office:value="-1.64057420765443" calcext:value-type="float">
            <text:p>-1,64</text:p>
          </table:table-cell>
          <table:table-cell office:value-type="float" office:value="-1.640011" calcext:value-type="float">
            <text:p>-1,64</text:p>
          </table:table-cell>
          <table:table-cell table:formula="of:=POWER(10;[.F6])*POWER(10;7)" office:value-type="float" office:value="229080.962940782" calcext:value-type="float">
            <text:p>229080,962940782</text:p>
          </table:table-cell>
          <table:table-cell office:value-type="float" office:value="-0.301185" calcext:value-type="float">
            <text:p>-0,3011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10;[.B7]/10)" office:value-type="float" office:value="2.51188643150958" calcext:value-type="float">
            <text:p>2,51</text:p>
          </table:table-cell>
          <table:table-cell table:formula="of:=COM.MICROSOFT.ERFC.PRECISE(SQRT([.C7]))/2" office:value-type="float" office:value="0.0125008180407376" calcext:value-type="float">
            <text:p>0,012500818040738</text:p>
          </table:table-cell>
          <table:table-cell table:formula="of:=LOG10([.D7])" office:value-type="float" office:value="-1.90306156627564" calcext:value-type="float">
            <text:p>-1,90</text:p>
          </table:table-cell>
          <table:table-cell office:value-type="float" office:value="-1.896161" calcext:value-type="float">
            <text:p>-1,90</text:p>
          </table:table-cell>
          <table:table-cell table:formula="of:=POWER(10;[.F7])*POWER(10;7)" office:value-type="float" office:value="127010.317010151" calcext:value-type="float">
            <text:p>127010,317010151</text:p>
          </table:table-cell>
          <table:table-cell office:value-type="float" office:value="-0.301044" calcext:value-type="float">
            <text:p>-0,3010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10;[.B8]/10)" office:value-type="float" office:value="3.16227766016838" calcext:value-type="float">
            <text:p>3,16</text:p>
          </table:table-cell>
          <table:table-cell table:formula="of:=COM.MICROSOFT.ERFC.PRECISE(SQRT([.C8]))/2" office:value-type="float" office:value="0.00595386714777866" calcext:value-type="float">
            <text:p>0,005953867147779</text:p>
          </table:table-cell>
          <table:table-cell table:formula="of:=LOG10([.D8])" office:value-type="float" office:value="-2.22520086025536" calcext:value-type="float">
            <text:p>-2,23</text:p>
          </table:table-cell>
          <table:table-cell office:value-type="float" office:value="-2.224269" calcext:value-type="float">
            <text:p>-2,22</text:p>
          </table:table-cell>
          <table:table-cell table:formula="of:=POWER(10;[.F8])*POWER(10;7)" office:value-type="float" office:value="59666.5600182496" calcext:value-type="float">
            <text:p>59666,5600182496</text:p>
          </table:table-cell>
          <table:table-cell office:value-type="float" office:value="-0.301148" calcext:value-type="float">
            <text:p>-0,30114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10;[.B9]/10)" office:value-type="float" office:value="3.98107170553497" calcext:value-type="float">
            <text:p>3,98</text:p>
          </table:table-cell>
          <table:table-cell table:formula="of:=COM.MICROSOFT.ERFC.PRECISE(SQRT([.C9]))/2" office:value-type="float" office:value="0.00238829078093281" calcext:value-type="float">
            <text:p>0,002388290780933</text:p>
          </table:table-cell>
          <table:table-cell table:formula="of:=LOG10([.D9])" office:value-type="float" office:value="-2.62191279778283" calcext:value-type="float">
            <text:p>-2,62</text:p>
          </table:table-cell>
          <table:table-cell office:value-type="float" office:value="-2.619184" calcext:value-type="float">
            <text:p>-2,62</text:p>
          </table:table-cell>
          <table:table-cell table:formula="of:=POWER(10;[.F9])*POWER(10;7)" office:value-type="float" office:value="24033.4434578007" calcext:value-type="float">
            <text:p>24033,4434578007</text:p>
          </table:table-cell>
          <table:table-cell office:value-type="float" office:value="-0.300896" calcext:value-type="float">
            <text:p>-0,3008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10;[.B10]/10)" office:value-type="float" office:value="5.01187233627272" calcext:value-type="float">
            <text:p>5,01</text:p>
          </table:table-cell>
          <table:table-cell table:formula="of:=COM.MICROSOFT.ERFC.PRECISE(SQRT([.C10]))/2" office:value-type="float" office:value="0.000772674815378446" calcext:value-type="float">
            <text:p>0,000772674815378</text:p>
          </table:table-cell>
          <table:table-cell table:formula="of:=LOG10([.D10])" office:value-type="float" office:value="-3.11200324295158" calcext:value-type="float">
            <text:p>-3,11</text:p>
          </table:table-cell>
          <table:table-cell office:value-type="float" office:value="-2.61639" calcext:value-type="float">
            <text:p>-2,62</text:p>
          </table:table-cell>
          <table:table-cell table:formula="of:=POWER(10;[.F10])*POWER(10;7)" office:value-type="float" office:value="24188.5591872243" calcext:value-type="float">
            <text:p>24188,5591872243</text:p>
          </table:table-cell>
          <table:table-cell office:value-type="float" office:value="-0.30092" calcext:value-type="float">
            <text:p>-0,300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10;[.B11]/10)" office:value-type="float" office:value="6.30957344480193" calcext:value-type="float">
            <text:p>6,31</text:p>
          </table:table-cell>
          <table:table-cell table:formula="of:=COM.MICROSOFT.ERFC.PRECISE(SQRT([.C11]))/2" office:value-type="float" office:value="0.000190907774075994" calcext:value-type="float">
            <text:p>0,000190907774076</text:p>
          </table:table-cell>
          <table:table-cell table:formula="of:=LOG10([.D11])" office:value-type="float" office:value="-3.71917638606646" calcext:value-type="float">
            <text:p>-3,72</text:p>
          </table:table-cell>
          <table:table-cell office:value-type="float" office:value="-3.11503" calcext:value-type="float">
            <text:p>-3,12</text:p>
          </table:table-cell>
          <table:table-cell table:formula="of:=POWER(10;[.F11])*POWER(10;7)" office:value-type="float" office:value="7673.08483738799" calcext:value-type="float">
            <text:p>7673,08483738799</text:p>
          </table:table-cell>
          <table:table-cell office:value-type="float" office:value="-0.301215" calcext:value-type="float">
            <text:p>-0,3012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10;[.B12]/10)" office:value-type="float" office:value="7.94328234724282" calcext:value-type="float">
            <text:p>7,94</text:p>
          </table:table-cell>
          <table:table-cell table:formula="of:=COM.MICROSOFT.ERFC.PRECISE(SQRT([.C12]))/2" office:value-type="float" office:value="0.0000336272284196174" calcext:value-type="float">
            <text:p>3,36272284196174E-05</text:p>
          </table:table-cell>
          <table:table-cell table:formula="of:=LOG10([.D12])" office:value-type="float" office:value="-4.47330892607428" calcext:value-type="float">
            <text:p>-4,47</text:p>
          </table:table-cell>
          <table:table-cell office:value-type="float" office:value="-3.711427" calcext:value-type="float">
            <text:p>-3,71</text:p>
          </table:table-cell>
          <table:table-cell table:formula="of:=POWER(10;[.F12])*POWER(10;7)" office:value-type="float" office:value="1943.44833610229" calcext:value-type="float">
            <text:p>1943,44833610229</text:p>
          </table:table-cell>
          <table:table-cell office:value-type="float" office:value="-0.301196" calcext:value-type="float">
            <text:p>-0,3011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10;[.B13]/10)" office:value-type="float" office:value="10" calcext:value-type="float">
            <text:p>10,00</text:p>
          </table:table-cell>
          <table:table-cell table:formula="of:=COM.MICROSOFT.ERFC.PRECISE(SQRT([.C13]))/2" office:value-type="float" office:value="0.00000387210821552204" calcext:value-type="float">
            <text:p>3,87210821552204E-06</text:p>
          </table:table-cell>
          <table:table-cell table:formula="of:=LOG10([.D13])" office:value-type="float" office:value="-5.41205251377394" calcext:value-type="float">
            <text:p>-5,41</text:p>
          </table:table-cell>
          <table:table-cell office:value-type="float" office:value="-5.38" calcext:value-type="float">
            <text:p>-5,38</text:p>
          </table:table-cell>
          <table:table-cell table:formula="of:=POWER(10;[.F13])*POWER(10;7)" office:value-type="float" office:value="41.6869383470335" calcext:value-type="float">
            <text:p>41,6869383470335</text:p>
          </table:table-cell>
          <table:table-cell office:value-type="float" office:value="-0.300967" calcext:value-type="float">
            <text:p>-0,3009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10;[.B14]/10)" office:value-type="float" office:value="12.5892541179417" calcext:value-type="float">
            <text:p>12,59</text:p>
          </table:table-cell>
          <table:table-cell table:formula="of:=COM.MICROSOFT.ERFC.PRECISE(SQRT([.C14]))/2" office:value-type="float" office:value="0.000000261306795357513" calcext:value-type="float">
            <text:p>2,61306795357513E-07</text:p>
          </table:table-cell>
          <table:table-cell table:formula="of:=LOG10([.D14])" office:value-type="float" office:value="-6.58284929617432" calcext:value-type="float">
            <text:p>-6,58</text:p>
          </table:table-cell>
          <table:table-cell office:value-type="float" office:value="-6.27" calcext:value-type="float">
            <text:p>-6,27</text:p>
          </table:table-cell>
          <table:table-cell table:formula="of:=POWER(10;[.F14])*POWER(10;7)" office:value-type="float" office:value="5.37031796370253" calcext:value-type="float">
            <text:p>5,37031796370253</text:p>
          </table:table-cell>
          <table:table-cell office:value-type="float" office:value="-0.300759" calcext:value-type="float">
            <text:p>-0,300759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5:35:04.761266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4:26:34.752624638</meta:creation-date>
    <dc:date>2023-02-03T16:21:38.941246518</dc:date>
    <meta:editing-duration>PT20M49S</meta:editing-duration>
    <meta:editing-cycles>4</meta:editing-cycles>
    <meta:generator>LibreOffice/6.4.7.2$Linux_X86_64 LibreOffice_project/40$Build-2</meta:generator>
    <meta:document-statistic meta:table-count="1" meta:cell-count="94" meta:object-count="0"/>
  </office:meta>
</office:document-meta>
</file>